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Standard">
      <style:text-properties officeooo:rsid="0008c698" officeooo:paragraph-rsid="0008c698"/>
    </style:style>
    <style:style style:name="P6" style:family="paragraph" style:parent-style-name="Standard">
      <style:paragraph-properties fo:line-height="100%" fo:orphans="0" fo:widows="0"/>
      <style:text-properties fo:font-size="12pt" officeooo:rsid="001509d2" officeooo:paragraph-rsid="001509d2" style:font-size-asian="12pt" style:font-size-complex="12pt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1509d2" officeooo:paragraph-rsid="001509d2" fo:background-color="transparent" style:font-size-asian="12pt" style:font-size-complex="12pt"/>
    </style:style>
    <style:style style:name="P8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052967"/>
    </style:style>
    <style:style style:name="T2" style:family="text">
      <style:text-properties officeooo:rsid="00124f02"/>
    </style:style>
    <style:style style:name="T3" style:family="text">
      <style:text-properties officeooo:rsid="00150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ualo8c7nazq5"/>IPO CHART</text:p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3">PrimeNumber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Same as the previous version of the program</text:p>
          </table:table-cell>
          <table:table-cell table:style-name="Table1.B1" office:value-type="string">
            <text:p text:style-name="P7">Same as the previous version of the program, except we move the “for” loop into a method. NumberToCheck will be the passed value and IsPrimeNumber will be returned.</text:p>
          </table:table-cell>
          <table:table-cell table:style-name="Table1.B1" office:value-type="string">
            <text:p text:style-name="P6">Same as the previous version of the progra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16T11:24:00.672712607</dc:date>
    <meta:editing-duration>PT1H21S</meta:editing-duration>
    <meta:editing-cycles>11</meta:editing-cycles>
    <meta:print-date>2024-10-08T09:54:18.559253163</meta:print-date>
    <meta:printed-by>PDF files</meta:printed-by>
    <meta:document-statistic meta:table-count="1" meta:image-count="0" meta:object-count="0" meta:page-count="1" meta:paragraph-count="12" meta:word-count="79" meta:character-count="455" meta:non-whitespace-character-count="388"/>
  </office:meta>
</office:document-meta>
</file>